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the java notes do the chrome school, shows you how to debug in chrome</text:p>
      <text:p text:style-name="Standard">Poodr practical object oriented design in ruby</text:p>
      <text:p text:style-name="Standard">Mike hertl rail tutorials</text:p>
      <text:p text:style-name="Standard">rails for zombies on code school (While doing the bootcamp)</text:p>
      <text:p text:style-name="Standard">code wars – really good resour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an Maule</meta:initial-creator>
    <meta:creation-date>2014-07-27T10:07:05</meta:creation-date>
    <dc:date>2014-07-27T11:41:56</dc:date>
    <dc:creator>Alan Maule</dc:creator>
    <meta:editing-duration>PT1H34M52S</meta:editing-duration>
    <meta:editing-cycles>7</meta:editing-cycles>
    <meta:generator>OpenOffice/4.1.0$Unix OpenOffice.org_project/410m18$Build-9764</meta:generator>
    <meta:document-statistic meta:table-count="0" meta:image-count="0" meta:object-count="0" meta:page-count="1" meta:paragraph-count="5" meta:word-count="42" meta:character-count="234"/>
  </office:meta>
</office:document-meta>
</file>